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99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99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225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4000"/>
    </style:style>
    <style:style style:name="ce2" style:family="table-cell" style:parent-style-name="Default">
      <style:table-cell-properties fo:background-color="#ff0000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verage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/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2376.18" calcext:value-type="float">
            <text:p>2376.18</text:p>
          </table:table-cell>
          <table:table-cell office:value-type="float" office:value="2494.51" calcext:value-type="float">
            <text:p>2494.51</text:p>
          </table:table-cell>
          <table:table-cell office:value-type="float" office:value="2547.01" calcext:value-type="float">
            <text:p>2547.01</text:p>
          </table:table-cell>
          <table:table-cell office:value-type="float" office:value="2786.23" calcext:value-type="float">
            <text:p>2786.23</text:p>
          </table:table-cell>
          <table:table-cell office:value-type="float" office:value="2732.05" calcext:value-type="float">
            <text:p>2732.05</text:p>
          </table:table-cell>
          <table:table-cell office:value-type="float" office:value="3754.4" calcext:value-type="float">
            <text:p>3754.4</text:p>
          </table:table-cell>
          <table:table-cell office:value-type="float" office:value="4905.42" calcext:value-type="float">
            <text:p>4905.42</text:p>
          </table:table-cell>
          <table:table-cell/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chicago-cta</text:p>
          </table:table-cell>
          <table:table-cell office:value-type="float" office:value="5584.5" calcext:value-type="float">
            <text:p>5584.5</text:p>
          </table:table-cell>
          <table:table-cell office:value-type="float" office:value="5981.35" calcext:value-type="float">
            <text:p>5981.35</text:p>
          </table:table-cell>
          <table:table-cell office:value-type="float" office:value="6104.66" calcext:value-type="float">
            <text:p>6104.66</text:p>
          </table:table-cell>
          <table:table-cell office:value-type="float" office:value="5904.26" calcext:value-type="float">
            <text:p>5904.26</text:p>
          </table:table-cell>
          <table:table-cell office:value-type="float" office:value="6102.32" calcext:value-type="float">
            <text:p>6102.32</text:p>
          </table:table-cell>
          <table:table-cell office:value-type="float" office:value="6578.31" calcext:value-type="float">
            <text:p>6578.31</text:p>
          </table:table-cell>
          <table:table-cell office:value-type="float" office:value="7928.27" calcext:value-type="float">
            <text:p>7928.27</text:p>
          </table:table-cell>
          <table:table-cell/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5197.5" calcext:value-type="float">
            <text:p>5197.5</text:p>
          </table:table-cell>
          <table:table-cell office:value-type="float" office:value="6249" calcext:value-type="float">
            <text:p>6249</text:p>
          </table:table-cell>
          <table:table-cell office:value-type="float" office:value="3082" calcext:value-type="float">
            <text:p>3082</text:p>
          </table:table-cell>
          <table:table-cell office:value-type="float" office:value="4016" calcext:value-type="float">
            <text:p>4016</text:p>
          </table:table-cell>
          <table:table-cell office:value-type="float" office:value="4439" calcext:value-type="float">
            <text:p>443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  <table:table-cell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6967.82" calcext:value-type="float">
            <text:p>6967.82</text:p>
          </table:table-cell>
          <table:table-cell office:value-type="float" office:value="6755.05" calcext:value-type="float">
            <text:p>6755.05</text:p>
          </table:table-cell>
          <table:table-cell office:value-type="float" office:value="6880.61" calcext:value-type="float">
            <text:p>6880.61</text:p>
          </table:table-cell>
          <table:table-cell office:value-type="float" office:value="7872.42" calcext:value-type="float">
            <text:p>7872.42</text:p>
          </table:table-cell>
          <table:table-cell office:value-type="float" office:value="7047.85" calcext:value-type="float">
            <text:p>7047.85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41.72" calcext:value-type="float">
            <text:p>41.72</text:p>
          </table:table-cell>
          <table:table-cell office:value-type="float" office:value="70.77" calcext:value-type="float">
            <text:p>70.77</text:p>
          </table:table-cell>
          <table:table-cell office:value-type="float" office:value="95.49" calcext:value-type="float">
            <text:p>95.49</text:p>
          </table:table-cell>
          <table:table-cell office:value-type="float" office:value="157.01" calcext:value-type="float">
            <text:p>157.01</text:p>
          </table:table-cell>
          <table:table-cell office:value-type="float" office:value="147.6" calcext:value-type="float">
            <text:p>147.6</text:p>
          </table:table-cell>
          <table:table-cell office:value-type="float" office:value="489.3" calcext:value-type="float">
            <text:p>489.3</text:p>
          </table:table-cell>
          <table:table-cell office:value-type="float" office:value="956.16" calcext:value-type="float">
            <text:p>956.16</text:p>
          </table:table-cell>
          <table:table-cell/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822.16" calcext:value-type="float">
            <text:p>822.16</text:p>
          </table:table-cell>
          <table:table-cell office:value-type="float" office:value="1059.34" calcext:value-type="float">
            <text:p>1059.34</text:p>
          </table:table-cell>
          <table:table-cell office:value-type="float" office:value="2144.91" calcext:value-type="float">
            <text:p>2144.91</text:p>
          </table:table-cell>
          <table:table-cell office:value-type="float" office:value="2804.45" calcext:value-type="float">
            <text:p>2804.45</text:p>
          </table:table-cell>
          <table:table-cell office:value-type="float" office:value="2860.77" calcext:value-type="float">
            <text:p>2860.77</text:p>
          </table:table-cell>
          <table:table-cell office:value-type="float" office:value="5442.32" calcext:value-type="float">
            <text:p>5442.32</text:p>
          </table:table-cell>
          <table:table-cell office:value-type="float" office:value="6256.38" calcext:value-type="float">
            <text:p>6256.38</text:p>
          </table:table-cell>
          <table:table-cell/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6121.09" calcext:value-type="float">
            <text:p>6121.09</text:p>
          </table:table-cell>
          <table:table-cell office:value-type="float" office:value="6221.68" calcext:value-type="float">
            <text:p>6221.68</text:p>
          </table:table-cell>
          <table:table-cell office:value-type="float" office:value="5849.09" calcext:value-type="float">
            <text:p>5849.09</text:p>
          </table:table-cell>
          <table:table-cell office:value-type="float" office:value="5711.73" calcext:value-type="float">
            <text:p>5711.73</text:p>
          </table:table-cell>
          <table:table-cell office:value-type="float" office:value="6208.94" calcext:value-type="float">
            <text:p>6208.94</text:p>
          </table:table-cell>
          <table:table-cell office:value-type="float" office:value="6979.5" calcext:value-type="float">
            <text:p>6979.5</text:p>
          </table:table-cell>
          <table:table-cell table:style-name="ce3" office:value-type="float" office:value="6600" calcext:value-type="float">
            <text:p>6600</text:p>
          </table:table-cell>
          <table:table-cell/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156.93" calcext:value-type="float">
            <text:p>1156.93</text:p>
          </table:table-cell>
          <table:table-cell office:value-type="float" office:value="1351.57" calcext:value-type="float">
            <text:p>1351.57</text:p>
          </table:table-cell>
          <table:table-cell office:value-type="float" office:value="1513.39" calcext:value-type="float">
            <text:p>1513.39</text:p>
          </table:table-cell>
          <table:table-cell office:value-type="float" office:value="1688.47" calcext:value-type="float">
            <text:p>1688.47</text:p>
          </table:table-cell>
          <table:table-cell office:value-type="float" office:value="1634.44" calcext:value-type="float">
            <text:p>1634.44</text:p>
          </table:table-cell>
          <table:table-cell office:value-type="float" office:value="3037.04" calcext:value-type="float">
            <text:p>3037.04</text:p>
          </table:table-cell>
          <table:table-cell office:value-type="float" office:value="5075.25" calcext:value-type="float">
            <text:p>5075.25</text:p>
          </table:table-cell>
          <table:table-cell/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29.88" calcext:value-type="float">
            <text:p>29.88</text:p>
          </table:table-cell>
          <table:table-cell office:value-type="float" office:value="52.99" calcext:value-type="float">
            <text:p>52.99</text:p>
          </table:table-cell>
          <table:table-cell office:value-type="float" office:value="71.31" calcext:value-type="float">
            <text:p>71.31</text:p>
          </table:table-cell>
          <table:table-cell office:value-type="float" office:value="112.58" calcext:value-type="float">
            <text:p>112.58</text:p>
          </table:table-cell>
          <table:table-cell office:value-type="float" office:value="103.81" calcext:value-type="float">
            <text:p>103.81</text:p>
          </table:table-cell>
          <table:table-cell office:value-type="float" office:value="295.13" calcext:value-type="float">
            <text:p>295.13</text:p>
          </table:table-cell>
          <table:table-cell office:value-type="float" office:value="629.27" calcext:value-type="float">
            <text:p>629.27</text:p>
          </table:table-cell>
          <table:table-cell/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704.57" calcext:value-type="float">
            <text:p>704.57</text:p>
          </table:table-cell>
          <table:table-cell office:value-type="float" office:value="1181.31" calcext:value-type="float">
            <text:p>1181.31</text:p>
          </table:table-cell>
          <table:table-cell office:value-type="float" office:value="1810.34" calcext:value-type="float">
            <text:p>1810.34</text:p>
          </table:table-cell>
          <table:table-cell office:value-type="float" office:value="2820.53" calcext:value-type="float">
            <text:p>2820.53</text:p>
          </table:table-cell>
          <table:table-cell office:value-type="float" office:value="2825.61" calcext:value-type="float">
            <text:p>2825.61</text:p>
          </table:table-cell>
          <table:table-cell office:value-type="float" office:value="6586.72" calcext:value-type="float">
            <text:p>6586.72</text:p>
          </table:table-cell>
          <table:table-cell office:value-type="float" office:value="6977.81" calcext:value-type="float">
            <text:p>6977.81</text:p>
          </table:table-cell>
          <table:table-cell/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  <table:table-cell/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4790.58" calcext:value-type="float">
            <text:p>4790.58</text:p>
          </table:table-cell>
          <table:table-cell office:value-type="float" office:value="4952.17" calcext:value-type="float">
            <text:p>4952.17</text:p>
          </table:table-cell>
          <table:table-cell office:value-type="float" office:value="5483" calcext:value-type="float">
            <text:p>5483</text:p>
          </table:table-cell>
          <table:table-cell office:value-type="float" office:value="5720.63" calcext:value-type="float">
            <text:p>5720.63</text:p>
          </table:table-cell>
          <table:table-cell office:value-type="float" office:value="5774.06" calcext:value-type="float">
            <text:p>5774.06</text:p>
          </table:table-cell>
          <table:table-cell office:value-type="float" office:value="6450.88" calcext:value-type="float">
            <text:p>6450.88</text:p>
          </table:table-cell>
          <table:table-cell office:value-type="float" office:value="7031" calcext:value-type="float">
            <text:p>7031</text:p>
          </table:table-cell>
          <table:table-cell/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60.36" calcext:value-type="float">
            <text:p>60.36</text:p>
          </table:table-cell>
          <table:table-cell office:value-type="float" office:value="96.13" calcext:value-type="float">
            <text:p>96.13</text:p>
          </table:table-cell>
          <table:table-cell office:value-type="float" office:value="133.79" calcext:value-type="float">
            <text:p>133.79</text:p>
          </table:table-cell>
          <table:table-cell office:value-type="float" office:value="209.33" calcext:value-type="float">
            <text:p>209.33</text:p>
          </table:table-cell>
          <table:table-cell office:value-type="float" office:value="197.73" calcext:value-type="float">
            <text:p>197.73</text:p>
          </table:table-cell>
          <table:table-cell office:value-type="float" office:value="565.01" calcext:value-type="float">
            <text:p>565.01</text:p>
          </table:table-cell>
          <table:table-cell office:value-type="float" office:value="1209.83" calcext:value-type="float">
            <text:p>1209.83</text:p>
          </table:table-cell>
          <table:table-cell/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  <table:table-cell/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4843.38" calcext:value-type="float">
            <text:p>4843.38</text:p>
          </table:table-cell>
          <table:table-cell office:value-type="float" office:value="5047.65" calcext:value-type="float">
            <text:p>5047.65</text:p>
          </table:table-cell>
          <table:table-cell office:value-type="float" office:value="5183.2" calcext:value-type="float">
            <text:p>5183.2</text:p>
          </table:table-cell>
          <table:table-cell office:value-type="float" office:value="5971.34" calcext:value-type="float">
            <text:p>5971.34</text:p>
          </table:table-cell>
          <table:table-cell office:value-type="float" office:value="5663.94" calcext:value-type="float">
            <text:p>5663.94</text:p>
          </table:table-cell>
          <table:table-cell office:value-type="float" office:value="6530.6" calcext:value-type="float">
            <text:p>6530.6</text:p>
          </table:table-cell>
          <table:table-cell office:value-type="float" office:value="7226.62" calcext:value-type="float">
            <text:p>7226.62</text:p>
          </table:table-cell>
          <table:table-cell/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50.18" calcext:value-type="float">
            <text:p>50.18</text:p>
          </table:table-cell>
          <table:table-cell office:value-type="float" office:value="83.65" calcext:value-type="float">
            <text:p>83.65</text:p>
          </table:table-cell>
          <table:table-cell office:value-type="float" office:value="114.57" calcext:value-type="float">
            <text:p>114.57</text:p>
          </table:table-cell>
          <table:table-cell office:value-type="float" office:value="172.4" calcext:value-type="float">
            <text:p>172.4</text:p>
          </table:table-cell>
          <table:table-cell office:value-type="float" office:value="171.11" calcext:value-type="float">
            <text:p>171.11</text:p>
          </table:table-cell>
          <table:table-cell office:value-type="float" office:value="526.75" calcext:value-type="float">
            <text:p>526.75</text:p>
          </table:table-cell>
          <table:table-cell office:value-type="float" office:value="1145.19" calcext:value-type="float">
            <text:p>1145.19</text:p>
          </table:table-cell>
          <table:table-cell/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6230.45" calcext:value-type="float">
            <text:p>6230.45</text:p>
          </table:table-cell>
          <table:table-cell office:value-type="float" office:value="6410.14" calcext:value-type="float">
            <text:p>6410.14</text:p>
          </table:table-cell>
          <table:table-cell office:value-type="float" office:value="7572" calcext:value-type="float">
            <text:p>7572</text:p>
          </table:table-cell>
          <table:table-cell office:value-type="float" office:value="7573" calcext:value-type="float">
            <text:p>7573</text:p>
          </table:table-cell>
          <table:table-cell office:value-type="float" office:value="5932" calcext:value-type="float">
            <text:p>59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62.9" calcext:value-type="float">
            <text:p>62.9</text:p>
          </table:table-cell>
          <table:table-cell office:value-type="float" office:value="97.88" calcext:value-type="float">
            <text:p>97.88</text:p>
          </table:table-cell>
          <table:table-cell office:value-type="float" office:value="135.22" calcext:value-type="float">
            <text:p>135.22</text:p>
          </table:table-cell>
          <table:table-cell office:value-type="float" office:value="202.56" calcext:value-type="float">
            <text:p>202.56</text:p>
          </table:table-cell>
          <table:table-cell office:value-type="float" office:value="189.86" calcext:value-type="float">
            <text:p>189.86</text:p>
          </table:table-cell>
          <table:table-cell office:value-type="float" office:value="653.11" calcext:value-type="float">
            <text:p>653.11</text:p>
          </table:table-cell>
          <table:table-cell office:value-type="float" office:value="1335.96" calcext:value-type="float">
            <text:p>1335.96</text:p>
          </table:table-cell>
          <table:table-cell/>
        </table:table-row>
      </table:table>
      <table:table table:name="P90" table:style-name="ta1"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-gvb</text:p>
          </table:table-cell>
          <table:table-cell office:value-type="float" office:value="4838" calcext:value-type="float">
            <text:p>4838</text:p>
          </table:table-cell>
          <table:table-cell office:value-type="float" office:value="4550" calcext:value-type="float">
            <text:p>4550</text:p>
          </table:table-cell>
          <table:table-cell office:value-type="float" office:value="5367" calcext:value-type="float">
            <text:p>5367</text:p>
          </table:table-cell>
          <table:table-cell office:value-type="float" office:value="5385" calcext:value-type="float">
            <text:p>5385</text:p>
          </table:table-cell>
          <table:table-cell office:value-type="float" office:value="4742" calcext:value-type="float">
            <text:p>4742</text:p>
          </table:table-cell>
          <table:table-cell office:value-type="float" office:value="6258" calcext:value-type="float">
            <text:p>6258</text:p>
          </table:table-cell>
          <table:table-cell office:value-type="float" office:value="7302" calcext:value-type="float">
            <text:p>7302</text:p>
          </table:table-cell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chicago-cta</text:p>
          </table:table-cell>
          <table:table-cell office:value-type="float" office:value="8086" calcext:value-type="float">
            <text:p>8086</text:p>
          </table:table-cell>
          <table:table-cell office:value-type="float" office:value="8654" calcext:value-type="float">
            <text:p>8654</text:p>
          </table:table-cell>
          <table:table-cell office:value-type="float" office:value="8724" calcext:value-type="float">
            <text:p>8724</text:p>
          </table:table-cell>
          <table:table-cell office:value-type="float" office:value="8393" calcext:value-type="float">
            <text:p>8393</text:p>
          </table:table-cell>
          <table:table-cell office:value-type="float" office:value="8747" calcext:value-type="float">
            <text:p>8747</text:p>
          </table:table-cell>
          <table:table-cell office:value-type="float" office:value="9742" calcext:value-type="float">
            <text:p>9742</text:p>
          </table:table-cell>
          <table:table-cell office:value-type="float" office:value="9329" calcext:value-type="float">
            <text:p>9329</text:p>
          </table:table-cell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7259" calcext:value-type="float">
            <text:p>7259</text:p>
          </table:table-cell>
          <table:table-cell office:value-type="float" office:value="9428" calcext:value-type="float">
            <text:p>9428</text:p>
          </table:table-cell>
          <table:table-cell office:value-type="float" office:value="3082" calcext:value-type="float">
            <text:p>3082</text:p>
          </table:table-cell>
          <table:table-cell office:value-type="float" office:value="4016" calcext:value-type="float">
            <text:p>4016</text:p>
          </table:table-cell>
          <table:table-cell office:value-type="float" office:value="4419" calcext:value-type="float">
            <text:p>4419</text:p>
          </table:table-cell>
          <table:table-cell table:number-columns-repeated="2" table:style-name="ce3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9670" calcext:value-type="float">
            <text:p>9670</text:p>
          </table:table-cell>
          <table:table-cell office:value-type="float" office:value="9787" calcext:value-type="float">
            <text:p>9787</text:p>
          </table:table-cell>
          <table:table-cell office:value-type="float" office:value="9660" calcext:value-type="float">
            <text:p>9660</text:p>
          </table:table-cell>
          <table:table-cell office:value-type="float" office:value="9545" calcext:value-type="float">
            <text:p>9545</text:p>
          </table:table-cell>
          <table:table-cell office:value-type="float" office:value="9194" calcext:value-type="float">
            <text:p>9194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obe-subway</text:p>
          </table:table-cell>
          <table:table-cell office:value-type="float" office:value="72" calcext:value-type="float">
            <text:p>72</text:p>
          </table:table-cell>
          <table:table-cell office:value-type="float" office:value="113" calcext:value-type="float">
            <text:p>113</text:p>
          </table:table-cell>
          <table:table-cell office:value-type="float" office:value="154" calcext:value-type="float">
            <text:p>154</text:p>
          </table:table-cell>
          <table:table-cell office:value-type="float" office:value="251" calcext:value-type="float">
            <text:p>251</text:p>
          </table:table-cell>
          <table:table-cell office:value-type="float" office:value="240" calcext:value-type="float">
            <text:p>240</text:p>
          </table:table-cell>
          <table:table-cell office:value-type="float" office:value="749" calcext:value-type="float">
            <text:p>749</text:p>
          </table:table-cell>
          <table:table-cell office:value-type="float" office:value="1533" calcext:value-type="float">
            <text:p>1533</text:p>
          </table:table-cell>
        </table:table-row>
        <table:table-row table:style-name="ro1">
          <table:table-cell office:value-type="string" calcext:value-type="string">
            <text:p>london-tube</text:p>
          </table:table-cell>
          <table:table-cell office:value-type="float" office:value="1446" calcext:value-type="float">
            <text:p>1446</text:p>
          </table:table-cell>
          <table:table-cell office:value-type="float" office:value="2004" calcext:value-type="float">
            <text:p>2004</text:p>
          </table:table-cell>
          <table:table-cell office:value-type="float" office:value="4553" calcext:value-type="float">
            <text:p>4553</text:p>
          </table:table-cell>
          <table:table-cell office:value-type="float" office:value="5445" calcext:value-type="float">
            <text:p>5445</text:p>
          </table:table-cell>
          <table:table-cell office:value-type="float" office:value="5189" calcext:value-type="float">
            <text:p>5189</text:p>
          </table:table-cell>
          <table:table-cell office:value-type="float" office:value="8934" calcext:value-type="float">
            <text:p>8934</text:p>
          </table:table-cell>
          <table:table-cell office:value-type="float" office:value="9498" calcext:value-type="float">
            <text:p>9498</text:p>
          </table:table-cell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9464" calcext:value-type="float">
            <text:p>9464</text:p>
          </table:table-cell>
          <table:table-cell office:value-type="float" office:value="9573" calcext:value-type="float">
            <text:p>9573</text:p>
          </table:table-cell>
          <table:table-cell office:value-type="float" office:value="9597" calcext:value-type="float">
            <text:p>9597</text:p>
          </table:table-cell>
          <table:table-cell office:value-type="float" office:value="9475" calcext:value-type="float">
            <text:p>9475</text:p>
          </table:table-cell>
          <table:table-cell office:value-type="float" office:value="9679" calcext:value-type="float">
            <text:p>9679</text:p>
          </table:table-cell>
          <table:table-cell office:value-type="float" office:value="9365" calcext:value-type="float">
            <text:p>9365</text:p>
          </table:table-cell>
          <table:table-cell table:style-name="ce3" office:value-type="float" office:value="8580" calcext:value-type="float">
            <text:p>8580</text:p>
          </table:table-cell>
        </table:table-row>
        <table:table-row table:style-name="ro1">
          <table:table-cell office:value-type="string" calcext:value-type="string">
            <text:p>nairobi</text:p>
          </table:table-cell>
          <table:table-cell office:value-type="float" office:value="1895" calcext:value-type="float">
            <text:p>1895</text:p>
          </table:table-cell>
          <table:table-cell office:value-type="float" office:value="2215" calcext:value-type="float">
            <text:p>2215</text:p>
          </table:table-cell>
          <table:table-cell office:value-type="float" office:value="2388" calcext:value-type="float">
            <text:p>2388</text:p>
          </table:table-cell>
          <table:table-cell office:value-type="float" office:value="2668" calcext:value-type="float">
            <text:p>2668</text:p>
          </table:table-cell>
          <table:table-cell office:value-type="float" office:value="2546" calcext:value-type="float">
            <text:p>2546</text:p>
          </table:table-cell>
          <table:table-cell office:value-type="float" office:value="4438" calcext:value-type="float">
            <text:p>4438</text:p>
          </table:table-cell>
          <table:table-cell office:value-type="float" office:value="7094" calcext:value-type="float">
            <text:p>7094</text:p>
          </table:table-cell>
        </table:table-row>
        <table:table-row table:style-name="ro1">
          <table:table-cell office:value-type="string" calcext:value-type="string">
            <text:p>nl-waterbus</text:p>
          </table:table-cell>
          <table:table-cell office:value-type="float" office:value="47" calcext:value-type="float">
            <text:p>47</text:p>
          </table:table-cell>
          <table:table-cell office:value-type="float" office:value="88" calcext:value-type="float">
            <text:p>88</text:p>
          </table:table-cell>
          <table:table-cell office:value-type="float" office:value="112" calcext:value-type="float">
            <text:p>112</text:p>
          </table:table-cell>
          <table:table-cell office:value-type="float" office:value="183" calcext:value-type="float">
            <text:p>183</text:p>
          </table:table-cell>
          <table:table-cell office:value-type="float" office:value="144" calcext:value-type="float">
            <text:p>144</text:p>
          </table:table-cell>
          <table:table-cell office:value-type="float" office:value="434" calcext:value-type="float">
            <text:p>434</text:p>
          </table:table-cell>
          <table:table-cell office:value-type="float" office:value="980" calcext:value-type="float">
            <text:p>980</text:p>
          </table:table-cell>
        </table:table-row>
        <table:table-row table:style-name="ro1">
          <table:table-cell office:value-type="string" calcext:value-type="string">
            <text:p>nmbs</text:p>
          </table:table-cell>
          <table:table-cell office:value-type="float" office:value="1165" calcext:value-type="float">
            <text:p>1165</text:p>
          </table:table-cell>
          <table:table-cell office:value-type="float" office:value="1997" calcext:value-type="float">
            <text:p>1997</text:p>
          </table:table-cell>
          <table:table-cell office:value-type="float" office:value="3056" calcext:value-type="float">
            <text:p>3056</text:p>
          </table:table-cell>
          <table:table-cell office:value-type="float" office:value="4514" calcext:value-type="float">
            <text:p>4514</text:p>
          </table:table-cell>
          <table:table-cell office:value-type="float" office:value="4823" calcext:value-type="float">
            <text:p>4823</text:p>
          </table:table-cell>
          <table:table-cell office:value-type="float" office:value="9461" calcext:value-type="float">
            <text:p>9461</text:p>
          </table:table-cell>
          <table:table-cell office:value-type="float" office:value="8635" calcext:value-type="float">
            <text:p>8635</text:p>
          </table:table-cell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8647" calcext:value-type="float">
            <text:p>8647</text:p>
          </table:table-cell>
          <table:table-cell office:value-type="float" office:value="8401" calcext:value-type="float">
            <text:p>8401</text:p>
          </table:table-cell>
          <table:table-cell office:value-type="float" office:value="9449" calcext:value-type="float">
            <text:p>9449</text:p>
          </table:table-cell>
          <table:table-cell office:value-type="float" office:value="9272" calcext:value-type="float">
            <text:p>9272</text:p>
          </table:table-cell>
          <table:table-cell office:value-type="float" office:value="9078" calcext:value-type="float">
            <text:p>9078</text:p>
          </table:table-cell>
          <table:table-cell office:value-type="float" office:value="8998" calcext:value-type="float">
            <text:p>8998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f-bart</text:p>
          </table:table-cell>
          <table:table-cell office:value-type="float" office:value="88" calcext:value-type="float">
            <text:p>88</text:p>
          </table:table-cell>
          <table:table-cell office:value-type="float" office:value="153" calcext:value-type="float">
            <text:p>153</text:p>
          </table:table-cell>
          <table:table-cell office:value-type="float" office:value="198" calcext:value-type="float">
            <text:p>198</text:p>
          </table:table-cell>
          <table:table-cell office:value-type="float" office:value="321" calcext:value-type="float">
            <text:p>321</text:p>
          </table:table-cell>
          <table:table-cell office:value-type="float" office:value="283" calcext:value-type="float">
            <text:p>283</text:p>
          </table:table-cell>
          <table:table-cell office:value-type="float" office:value="835" calcext:value-type="float">
            <text:p>835</text:p>
          </table:table-cell>
          <table:table-cell office:value-type="float" office:value="1869" calcext:value-type="float">
            <text:p>1869</text:p>
          </table:table-cell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8730" calcext:value-type="float">
            <text:p>8730</text:p>
          </table:table-cell>
          <table:table-cell office:value-type="float" office:value="9003" calcext:value-type="float">
            <text:p>9003</text:p>
          </table:table-cell>
          <table:table-cell office:value-type="float" office:value="8855" calcext:value-type="float">
            <text:p>8855</text:p>
          </table:table-cell>
          <table:table-cell office:value-type="float" office:value="9298" calcext:value-type="float">
            <text:p>9298</text:p>
          </table:table-cell>
          <table:table-cell office:value-type="float" office:value="9056" calcext:value-type="float">
            <text:p>9056</text:p>
          </table:table-cell>
          <table:table-cell office:value-type="float" office:value="9584" calcext:value-type="float">
            <text:p>9584</text:p>
          </table:table-cell>
          <table:table-cell office:value-type="float" office:value="9656" calcext:value-type="float">
            <text:p>9656</text:p>
          </table:table-cell>
        </table:table-row>
        <table:table-row table:style-name="ro1">
          <table:table-cell office:value-type="string" calcext:value-type="string">
            <text:p>sydney-trainlink</text:p>
          </table:table-cell>
          <table:table-cell office:value-type="float" office:value="78" calcext:value-type="float">
            <text:p>78</text:p>
          </table:table-cell>
          <table:table-cell office:value-type="float" office:value="134" calcext:value-type="float">
            <text:p>134</text:p>
          </table:table-cell>
          <table:table-cell office:value-type="float" office:value="191" calcext:value-type="float">
            <text:p>191</text:p>
          </table:table-cell>
          <table:table-cell office:value-type="float" office:value="260" calcext:value-type="float">
            <text:p>260</text:p>
          </table:table-cell>
          <table:table-cell office:value-type="float" office:value="256" calcext:value-type="float">
            <text:p>256</text:p>
          </table:table-cell>
          <table:table-cell office:value-type="float" office:value="860" calcext:value-type="float">
            <text:p>860</text:p>
          </table:table-cell>
          <table:table-cell office:value-type="float" office:value="1874" calcext:value-type="float">
            <text:p>1874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9231" calcext:value-type="float">
            <text:p>9231</text:p>
          </table:table-cell>
          <table:table-cell office:value-type="float" office:value="8910" calcext:value-type="float">
            <text:p>8910</text:p>
          </table:table-cell>
          <table:table-cell office:value-type="float" office:value="9589" calcext:value-type="float">
            <text:p>9589</text:p>
          </table:table-cell>
          <table:table-cell office:value-type="float" office:value="7573" calcext:value-type="float">
            <text:p>7573</text:p>
          </table:table-cell>
          <table:table-cell office:value-type="float" office:value="5932" calcext:value-type="float">
            <text:p>5932</text:p>
          </table:table-cell>
          <table:table-cell office:value-type="float" office:value="0" calcext:value-type="float">
            <text:p>0</text:p>
          </table:table-cell>
          <table:table-cell table:style-name="ce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ailand-greenbus</text:p>
          </table:table-cell>
          <table:table-cell office:value-type="float" office:value="97" calcext:value-type="float">
            <text:p>97</text:p>
          </table:table-cell>
          <table:table-cell office:value-type="float" office:value="160" calcext:value-type="float">
            <text:p>160</text:p>
          </table:table-cell>
          <table:table-cell office:value-type="float" office:value="211" calcext:value-type="float">
            <text:p>211</text:p>
          </table:table-cell>
          <table:table-cell office:value-type="float" office:value="307" calcext:value-type="float">
            <text:p>307</text:p>
          </table:table-cell>
          <table:table-cell office:value-type="float" office:value="287" calcext:value-type="float">
            <text:p>287</text:p>
          </table:table-cell>
          <table:table-cell office:value-type="float" office:value="1003" calcext:value-type="float">
            <text:p>1003</text:p>
          </table:table-cell>
          <table:table-cell office:value-type="float" office:value="2063" calcext:value-type="float">
            <text:p>2063</text:p>
          </table:table-cell>
        </table:table-row>
      </table:table>
      <table:table table:name="Relative Timeouts" table:style-name="ta1">
        <table:table-column table:style-name="co5" table:default-cell-style-name="Default"/>
        <table:table-column table:style-name="co2" table:number-columns-repeated="7" table:default-cell-style-name="Default"/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amsterdam-gvb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1" office:value-type="string" calcext:value-type="string">
            <text:p>auckland-waiheke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chicago-cta</text:p>
          </table:table-cell>
          <table:table-cell table:number-columns-repeated="2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string" calcext:value-type="string">
            <text:p>delijn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3" office:value-type="float" office:value="99" calcext:value-type="float">
            <text:p>99</text:p>
          </table:table-cell>
          <table:table-cell table:number-columns-repeated="2" table:style-name="ce3" office:value-type="float" office:value="100" calcext:value-type="float">
            <text:p>100</text:p>
          </table:table-cell>
        </table:table-row>
        <table:table-row table:style-name="ro1">
          <table:table-cell table:style-name="ce1" office:value-type="string" calcext:value-type="string">
            <text:p>deutsche-bahn</text:p>
          </table:table-cell>
          <table:table-cell table:style-name="ce1" table:number-columns-repeated="7"/>
        </table:table-row>
        <table:table-row table:style-name="ro1">
          <table:table-cell table:style-name="ce1" office:value-type="string" calcext:value-type="string">
            <text:p>flix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helsinki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kobe-subway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ndon-tub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39" calcext:value-type="float">
            <text:p>39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madrid-bus</text:p>
          </table:table-cell>
          <table:table-cell office:value-type="float" office:value="24" calcext:value-type="float">
            <text:p>24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96" calcext:value-type="float">
            <text:p>96</text:p>
          </table:table-cell>
          <table:table-cell table:style-name="ce3"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nairobi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l-waterbus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mbs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table:style-name="ce1" office:value-type="string" calcext:value-type="string">
            <text:p>nz-bus</text:p>
          </table:table-cell>
          <table:table-cell table:style-name="ce1" table:number-columns-repeated="7"/>
        </table:table-row>
        <table:table-row table:style-name="ro1">
          <table:table-cell office:value-type="string" calcext:value-type="string">
            <text:p>new-york-mtabc</text:p>
          </table:table-cell>
          <table:table-cell office:value-type="float" office:value="18" calcext:value-type="float">
            <text:p>18</text:p>
          </table:table-cell>
          <table:table-cell office:value-type="float" office:value="22" calcext:value-type="float">
            <text:p>22</text:p>
          </table:table-cell>
          <table:table-cell office:value-type="float" office:value="26" calcext:value-type="float">
            <text:p>26</text:p>
          </table:table-cell>
          <table:table-cell office:value-type="float" office:value="43" calcext:value-type="float">
            <text:p>43</text:p>
          </table:table-cell>
          <table:table-cell office:value-type="float" office:value="54" calcext:value-type="float">
            <text:p>54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style-name="ce2" office:value-type="string" calcext:value-type="string">
            <text:p>renfe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f-bart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ncf</text:p>
          </table:table-cell>
          <table:table-cell table:style-name="ce2" table:number-columns-repeated="7"/>
        </table:table-row>
        <table:table-row table:style-name="ro1">
          <table:table-cell office:value-type="string" calcext:value-type="string">
            <text:p>stib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office:value-type="float" office:value="75" calcext:value-type="float">
            <text:p>7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sydney-trainlink</text:p>
          </table:table-cell>
          <table:table-cell table:number-columns-repeated="7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c</text:p>
          </table:table-cell>
          <table:table-cell office:value-type="float" office:value="89" calcext:value-type="float">
            <text:p>89</text:p>
          </table:table-cell>
          <table:table-cell office:value-type="float" office:value="93" calcext:value-type="float">
            <text:p>93</text:p>
          </table:table-cell>
          <table:table-cell office:value-type="float" office:value="96" calcext:value-type="float">
            <text:p>96</text:p>
          </table:table-cell>
          <table:table-cell table:number-columns-repeated="2"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thailand-greenbus</text:p>
          </table:table-cell>
          <table:table-cell table:number-columns-repeated="7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30">00/00/0000</text:date>, <text:time style:data-style-name="N2" text:time-value="23:58:14.7433209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ulian Rojas</meta:initial-creator>
    <meta:creation-date>2021-06-26T23:10:29.208055460</meta:creation-date>
    <dc:date>2021-06-30T00:20:55.687719886</dc:date>
    <dc:creator>Julian Rojas</dc:creator>
    <meta:editing-duration>PT5H48M51S</meta:editing-duration>
    <meta:editing-cycles>13</meta:editing-cycles>
    <meta:generator>LibreOffice/6.4.7.2$Linux_X86_64 LibreOffice_project/40$Build-2</meta:generator>
    <meta:document-statistic meta:table-count="3" meta:cell-count="423" meta:object-count="0"/>
  </office:meta>
</office:document-meta>
</file>